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niversalis ADF Std" svg:font-family="'Universalis ADF Std'" style:font-adornments="Regular" style:font-pitch="variable"/>
  </office:font-face-decls>
  <office:automatic-styles>
    <style:style style:name="dp1" style:family="drawing-page">
      <style:drawing-page-properties draw:fill="solid" draw:fill-color="#421839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3cm" fo:min-width="0cm"/>
      <style:paragraph-properties style:writing-mode="lr-tb"/>
    </style:style>
    <style:style style:name="P1" style:family="paragraph">
      <style:text-properties fo:color="#ffff00" loext:opacity="100%" style:font-name="Universalis ADF Std" fo:font-size="24pt"/>
    </style:style>
    <style:style style:name="P2" style:family="paragraph">
      <loext:graphic-properties draw:fill="none" draw:fill-color="#ffffff"/>
      <style:paragraph-properties style:writing-mode="lr-tb"/>
      <style:text-properties fo:color="#ffff00" loext:opacity="100%" loext:color-lum-mod="100%" loext:color-lum-off="0%" style:font-name="Universalis ADF Std" fo:font-size="24pt"/>
    </style:style>
    <style:style style:name="T1" style:family="text">
      <style:text-properties fo:color="#ffff00" loext:opacity="100%" style:font-name="Universalis ADF Std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757cm" svg:height="1.098cm" draw:transform="rotate (-1.5707963267949) translate (1.588cm 2.768cm)">
          <draw:text-box>
            <text:p text:style-name="P1"><text:span text:style-name="T1">Seven Kingdom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niversalis ADF Std" svg:font-family="'Universalis ADF Std'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4cm" fo:page-height="21.6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2T22:48:37.214609199</meta:creation-date>
    <dc:date>2022-12-08T14:46:06.975401224</dc:date>
    <meta:editing-duration>PT28M54S</meta:editing-duration>
    <meta:editing-cycles>5</meta:editing-cycles>
    <meta:generator>LibreOffice/7.4.3.2$Linux_X86_64 LibreOffice_project/40$Build-2</meta:generator>
    <meta:document-statistic meta:object-count="1"/>
  </office:meta>
</office:document-meta>
</file>